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4818*"/>
    </style:style>
    <style:style style:name="Table9.B" style:family="table-column">
      <style:table-column-properties style:column-width="4.249cm" style:rel-column-width="2409*"/>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7"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1.12.2006<text:tab/></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 StudentAnswers<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8"><text:s/>5. Käyttötapausten testitulokset<text:tab/>6</text:p>
          <text:p text:style-name="P10">5.2.1 Opettajan käyttötapaukset<text:tab/>6</text:p>
          <text:p text:style-name="P10">5.2.1 Opiskelijan käyttötapaukset<text:tab/>16</text:p>
          <text:p text:style-name="P8">6. Testatut tkk-91 ohjelmat<text:tab/>26</text:p>
          <text:p text:style-name="P9">6.1 Testitapaus 1 (arvotarkistus : rekisteri)<text:tab/>26</text:p>
          <text:p text:style-name="P9">6.2 Testitapaus 2 ()<text:tab/>26</text:p>
          <text:p text:style-name="P9">6.3 Testitapaus 3 ()<text:tab/>26</text:p>
          <text:p text:style-name="P9">6.4 Testitapaus 4 ()<text:tab/>27</text:p>
          <text:p text:style-name="P9">6.5 Testitapaus 5 ()<text:tab/>27</text:p>
          <text:p text:style-name="P9">6.6 Testitapaus 6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sanasto.</text:p>
      <text:p text:style-name="Text_20_body">Luvussa 3 selostetaan yleisesti testauksesta, testauksen kohteista ja resursseista</text:p>
      <text:p text:style-name="Text_20_body">Luvussa 4 on raportit java-luokkien testeistä.</text:p>
      <text:p text:style-name="Text_20_body">Luvussa 5 käsittää kaikki käyttötapaustestit.</text:p>
      <text:p text:style-name="Text_20_body">Luvussa 6 listataan tkk-91 ohjelmat, joilla ohjelma testattiin käyttöliittymän kautta</text:p>
      <text:p text:style-name="Text_20_body">Luvussa 7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 StudentAnswers</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text:p>
      <text:p text:style-name="Text_20_body"><text:tab/><text:span text:style-name="T2">Testin kuvaus</text:span>: </text:p>
      <text:p text:style-name="Text_20_body"><text:tab/><text:span text:style-name="T2">Lausekattavuus</text:span>: 100%.</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P12" text:outline-level="1"><text:s/>5. Käyttötapausten testitulokset</text:h>
      <text:p text:style-name="Text_20_body">Selitteet:</text:p>
      <text:p text:style-name="Text_20_body"><text:span text:style-name="T2">HYV </text:span>= hyväksytytään kyseinen syöte.</text:p>
      <text:p text:style-name="Text_20_body"><text:span text:style-name="T2">OK</text:span> = Saatiin toivottu tulos.</text:p>
      <text:p text:style-name="Text_20_body"><text:span text:style-name="T3">VIRHE </text:span>= tulos ei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kstikentät Username, Password</text:p>
        </text:list-item>
        <text:list-item>
          <text:p text:style-name="P13">painike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kstikenttä Course name, New category </text:p>
        </text:list-item>
      </text:list>
      <text:list text:style-name="L4">
        <text:list-item>
          <text:p text:style-name="P20">painikkeet create new course, delete (course), task list, statistics (course)(<text:span text:style-name="T4">kt7</text:span>), search users(<text:span text:style-name="T4">kt7</text:span>), create new task (English), create new task (Finnish), modify (task), <text:s/>modify as new (task), delete (task)(<text:span text:style-name="T4">kt6</text:span>), logout(<text:span text:style-name="T4">kt8</text:span>), </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15">'Virheellinen kurssin nimi'</text:p>
          </table:table-cell>
          <table:table-cell table:style-name="Table3.C2" office:value-type="string">
            <text:p text:style-name="P15"/>
          </table:table-cell>
        </table:table-row>
        <table:table-row>
          <table:table-cell table:style-name="Table3.A2" office:value-type="string">
            <text:p text:style-name="Table_20_Heading"><text:span text:style-name="T5">Html-koodia “Tito 2006 </text:span><text:bookmark text:name="line87"/><text:span text:style-name="T5">&lt;a href="www.cs.helsinki.fi/tito2006"&gt;Linkki&lt;/a&gt;”</text:span></text:p>
          </table:table-cell>
          <table:table-cell table:style-name="Table3.A2" office:value-type="string">
            <text:p text:style-name="P15">'Virheellinen kurssin nimi'</text:p>
          </table:table-cell>
          <table:table-cell table:style-name="Table3.C2" office:value-type="string">
            <text:p text:style-name="P15"/>
          </table:table-cell>
        </table:table-row>
        <table:table-row>
          <table:table-cell table:style-name="Table3.A2" office:value-type="string">
            <text:p text:style-name="P15">Yli 40 merkkiä: 'sdfd...sdf'</text:p>
          </table:table-cell>
          <table:table-cell table:style-name="Table3.A2" office:value-type="string">
            <text:p text:style-name="P15">'New course name must be 1-40 characters long'</text:p>
          </table:table-cell>
          <table:table-cell table:style-name="Table3.C2" office:value-type="string">
            <text:p text:style-name="P15"/>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
          </table:table-cell>
        </table:table-row>
      </table:table>
      <text:p text:style-name="Text_20_body"/>
      <text:p text:style-name="P14">Painike: Cre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
          </table:table-cell>
        </table:table-row>
      </table:table>
      <text:p text:style-name="Text_20_body"/>
      <text:p text:style-name="P14">Painike: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
          </table:table-cell>
        </table:table-row>
      </table:table>
      <text:p text:style-name="Text_20_body"/>
      <text:p text:style-name="P14">Painike: New task</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text:p>
          </table:table-cell>
          <table:table-cell table:style-name="Table5.C2" office:value-type="string">
            <text:p text:style-name="P15"/>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
          </table:table-cell>
        </table:table-row>
      </table:table>
      <text:p text:style-name="Text_20_body"/>
      <text:p text:style-name="P14">Painike: Edit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
          </table:table-cell>
        </table:table-row>
      </table:table>
      <text:p text:style-name="Text_20_body"/>
      <text:p text:style-name="P14">Painike: Edit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
          </table:table-cell>
        </table:table-row>
      </table:table>
      <text:p text:style-name="Text_20_body"/>
      <text:p text:style-name="P14">Painike: Log off</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1">painikkeet Add variable, Save, ja kielletyille/vaadituille käskyille olevat napit, Show printable view, hide printable view (<text:span text:style-name="T4">kt5</text:span>)</text:p>
        </text:list-item>
        <text:list-item>
          <text:p text:style-name="P21">Radiopainikkeet Fill-In/Programming, UseModel/Criteria</text:p>
        </text:list-item>
        <text:list-item>
          <text:p text:style-name="P21">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21">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
          </table:table-cell>
        </table:table-row>
      </table:table>
      <text:p text:style-name="Text_20_body"/>
      <text:p text:style-name="P14">Radiopainikkeet: Use model/Criteria</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Use model</text:p>
          </table:table-cell>
          <table:table-cell table:style-name="Table29.A2" office:value-type="string">
            <text:p text:style-name="P15">Tekstikenttä mallikoodille</text:p>
          </table:table-cell>
          <table:table-cell table:style-name="Table29.C2" office:value-type="string">
            <text:p text:style-name="P15"/>
          </table:table-cell>
        </table:table-row>
        <table:table-row table:style-name="Table29.3">
          <table:table-cell table:style-name="Table29.A3" office:value-type="string">
            <text:p text:style-name="P15">Criteria</text:p>
          </table:table-cell>
          <table:table-cell table:style-name="Table29.A2" office:value-type="string">
            <text:p text:style-name="P15">Mallikoodin tekstikenttä häviää</text:p>
          </table:table-cell>
          <table:table-cell table:style-name="Table29.C2" office:value-type="string">
            <text:p text:style-name="P15"/>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Välilyönti</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Eri määrä syötteitä Inputs ja Secret Inputs</text:p>
          </table:table-cell>
          <table:table-cell table:style-name="Table32.A2" office:value-type="string">
            <text:p text:style-name="P15">Virheellinen syöte</text:p>
          </table:table-cell>
          <table:table-cell table:style-name="Table32.C2" office:value-type="string">
            <text:p text:style-name="P15"/>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Virheellinen tuloste</text:p>
          </table:table-cell>
          <table:table-cell table:style-name="Table36.C2" office:value-type="string">
            <text:p text:style-name="P15"/>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2">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tatistics.jsp ja searchusers.jsp)</text:p>
      <text:p text:style-name="Standard">Testattavat käyttöliittymäkomponentit:</text:p>
      <text:list text:style-name="L7">
        <text:list-item>
          <text:p text:style-name="P23">tekstikenttä Search users</text:p>
        </text:list-item>
        <text:list-item>
          <text:p text:style-name="P23">painike Search, Remove user</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kstikentät First name, Last name, Student number, Social security number, E-mail, User name, Password, Password again.</text:p>
        </text:list-item>
        <text:list-item>
          <text:p text:style-name="P13">painike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Välilyönti nimen keskellä</text:p>
          </table:table-cell>
          <table:table-cell table:style-name="Table19.A2" office:value-type="string">
            <text:p text:style-name="P15">'Invalid user name'</text:p>
          </table:table-cell>
          <table:table-cell table:style-name="Table19.C2" office:value-type="string">
            <text:p text:style-name="P15">VIRHE</text:p>
            <text:p text:style-name="P15">hyväksyy</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kstikentät Username, Password</text:p>
        </text:list-item>
        <text:list-item>
          <text:p text:style-name="P13">dropdown valikko Course, Language</text:p>
        </text:list-item>
        <text:list-item>
          <text:p text:style-name="P13">painike Sign in, Sign up</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number-columns-repeated="2"/>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4">painikkeet Log off (<text:span text:style-name="T4">kt13</text:span>), <text:s/>Do task</text:p>
        </text:list-item>
      </text:list>
      <text:p text:style-name="Standard"/>
      <text:p text:style-name="P14">Painike: Log off</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 2. iteraatiossa</text:p>
      <text:p text:style-name="Standard">Sivu: Tehtäväsivu (answer_task.jsp)</text:p>
      <text:p text:style-name="Standard">Testattavat käyttöliittymäkomponentit:</text:p>
      <text:list text:style-name="L9">
        <text:list-item>
          <text:p text:style-name="P25">tekstikentät Simulator input, Program code</text:p>
        </text:list-item>
        <text:list-item>
          <text:p text:style-name="P25">Painikkeet Execute, Titokone report</text:p>
        </text:list-item>
      </text:list>
      <text:p text:style-name="Standard"/>
      <text:p text:style-name="P18">Pain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
          </table:table-cell>
        </table:table-row>
      </table:table>
      <text:p text:style-name="P14"/>
      <text:p text:style-name="P14">Tekstikenttä: Program code</text:p>
      <table:table table:name="Table47" table:style-name="Table47">
        <table:table-column table:style-name="Table47.A"/>
        <table:table-column table:style-name="Table47.B" table:number-columns-repeated="2"/>
        <table:table-header-rows>
          <table:table-row>
            <table:table-cell table:style-name="Table47.A1" office:value-type="string">
              <text:p text:style-name="Table_20_Heading">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Oikeaa koodia, suorittaa tehtävän oikein</text:p>
          </table:table-cell>
          <table:table-cell table:style-name="Table47.A2" office:value-type="string">
            <text:p text:style-name="P15">HYV</text:p>
          </table:table-cell>
          <table:table-cell table:style-name="Table47.C2" office:value-type="string">
            <text:p text:style-name="P15"/>
          </table:table-cell>
        </table:table-row>
        <table:table-row>
          <table:table-cell table:style-name="Table47.A2" office:value-type="string">
            <text:p text:style-name="P15">Oikeaa koodia, ei suorita tehtävää</text:p>
          </table:table-cell>
          <table:table-cell table:style-name="Table47.A2" office:value-type="string">
            <text:p text:style-name="P15">Ei toteuta kriteerejä</text:p>
          </table:table-cell>
          <table:table-cell table:style-name="Table47.C2" office:value-type="string">
            <text:p text:style-name="P15"/>
          </table:table-cell>
        </table:table-row>
        <table:table-row>
          <table:table-cell table:style-name="Table47.A2" office:value-type="string">
            <text:p text:style-name="P15">Koodissa virhe</text:p>
          </table:table-cell>
          <table:table-cell table:style-name="Table47.A2" office:value-type="string">
            <text:p text:style-name="P15">Virheellinen koodi</text:p>
          </table:table-cell>
          <table:table-cell table:style-name="Table47.C2" office:value-type="string">
            <text:p text:style-name="P15"/>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6">tekstikentät First name, Last name, Student number, Social security number, E-mail, Old password, New password, New password again.</text:p>
        </text:list-item>
      </text:list>
      <text:list text:style-name="L11">
        <text:list-item>
          <text:p text:style-name="P27">Painike Save</text:p>
        </text:list-item>
      </text:list>
      <text:p text:style-name="Text_20_body">Password-kenttiä lukuun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text:p>
      <text:h text:style-name="Heading_20_2" text:outline-level="2">6.5 Testitapaus 5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18</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4T11:18:35</dc:date>
    <dc:language>en-US</dc:language>
    <meta:editing-cycles>51</meta:editing-cycles>
    <meta:editing-duration>PT13H24M50S</meta:editing-duration>
    <meta:user-defined meta:name="Info 1"/>
    <meta:user-defined meta:name="Info 2"/>
    <meta:user-defined meta:name="Info 3"/>
    <meta:user-defined meta:name="Info 4"/>
    <meta:document-statistic meta:table-count="55" meta:image-count="0" meta:object-count="0" meta:page-count="33" meta:paragraph-count="999" meta:word-count="3222" meta:character-count="23860"/>
  </office:meta>
</office:document-meta>
</file>